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MS PMincho1" svg:font-family="'MS PMincho'" style:font-pitch="variable"/>
    <style:font-face style:name="Times New Roman" svg:font-family="'Times New Roman'" style:font-family-generic="roman" style:font-pitch="variable"/>
    <style:font-face style:name="Arial" svg:font-family="Arial" style:font-family-generic="swiss" style:font-pitch="variable"/>
    <style:font-face style:name="MS Gothic" svg:font-family="'MS Gothic'" style:font-family-generic="swiss" style:font-pitch="variable"/>
    <style:font-face style:name="Lucida Sans" svg:font-family="'Lucida Sans'" style:font-family-generic="system" style:font-pitch="variable"/>
    <style:font-face style:name="MS PGothic" svg:font-family="'MS PGothic'" style:font-family-generic="system" style:font-pitch="variable"/>
    <style:font-face style:name="MS PMincho" svg:font-family="'MS PMincho'" style:font-family-generic="system" style:font-pitch="variable"/>
  </office:font-face-decls>
  <office:automatic-styles>
    <style:style style:name="P1" style:family="paragraph" style:parent-style-name="Standard">
      <style:paragraph-properties fo:text-align="center" style:justify-single-word="false"/>
      <style:text-properties fo:font-size="16pt" style:font-size-asian="16pt" style:font-size-complex="16pt"/>
    </style:style>
    <style:style style:name="P2" style:family="paragraph" style:parent-style-name="Standard">
      <style:paragraph-properties fo:text-align="justify" style:justify-single-word="false"/>
      <style:text-properties fo:font-size="16pt" style:font-size-asian="16pt" style:font-size-complex="16pt"/>
    </style:style>
    <style:style style:name="P3" style:family="paragraph" style:parent-style-name="Standard">
      <style:paragraph-properties fo:text-align="center" style:justify-single-word="false"/>
      <style:text-properties fo:font-size="24pt" style:font-size-asian="24pt" style:font-size-complex="24pt"/>
    </style:style>
    <style:style style:name="P4" style:family="paragraph" style:parent-style-name="Standard">
      <style:paragraph-properties fo:text-align="center" style:justify-single-word="false"/>
      <style:text-properties fo:font-size="18pt" style:font-size-asian="18pt" style:font-size-complex="18pt"/>
    </style:style>
    <style:style style:name="P5" style:family="paragraph" style:parent-style-name="Standard">
      <style:paragraph-properties fo:text-align="justify" style:justify-single-word="false"/>
      <style:text-properties fo:font-size="18pt" style:font-size-asian="18pt" style:font-size-complex="18pt"/>
    </style:style>
    <style:style style:name="P6" style:family="paragraph" style:parent-style-name="Standard">
      <style:paragraph-properties fo:text-align="justify" style:justify-single-word="false"/>
      <style:text-properties fo:font-size="14pt" style:font-size-asian="14pt" style:font-size-complex="14pt"/>
    </style:style>
    <style:style style:name="P7" style:family="paragraph" style:parent-style-name="Standard">
      <style:paragraph-properties fo:text-align="justify" style:justify-single-word="false"/>
      <style:text-properties fo:font-size="14pt" fo:font-weight="normal" style:font-name-asian="MS Gothic" style:font-size-asian="14pt" style:font-weight-asian="normal" style:font-size-complex="14pt" style:font-weight-complex="normal"/>
    </style:style>
    <style:style style:name="P8" style:family="paragraph" style:parent-style-name="Standard">
      <style:paragraph-properties fo:text-align="justify" style:justify-single-word="false"/>
      <style:text-properties fo:font-size="14pt" style:font-name-asian="MS Gothic" style:font-size-asian="14pt" style:font-size-complex="14pt"/>
    </style:style>
    <style:style style:name="P9" style:family="paragraph" style:parent-style-name="Standard">
      <style:paragraph-properties fo:text-align="justify" style:justify-single-word="false"/>
      <style:text-properties fo:font-size="12pt" style:font-size-asian="12pt" style:font-size-complex="12pt"/>
    </style:style>
    <style:style style:name="P10" style:family="paragraph" style:parent-style-name="Standard">
      <style:paragraph-properties fo:text-align="justify" style:justify-single-word="false"/>
      <style:text-properties fo:font-size="12pt" style:font-name-asian="MS PMincho1" style:font-size-asian="12pt" style:font-size-complex="12pt"/>
    </style:style>
    <style:style style:name="P11" style:family="paragraph" style:parent-style-name="Standard" style:list-style-name="L1">
      <style:paragraph-properties fo:text-align="justify" style:justify-single-word="false"/>
      <style:text-properties fo:font-size="14pt" style:font-size-asian="14pt" style:font-size-complex="14pt"/>
    </style:style>
    <style:style style:name="P12" style:family="paragraph" style:parent-style-name="Standard">
      <style:paragraph-properties fo:text-align="justify" style:justify-single-word="false"/>
      <style:text-properties fo:font-size="12pt" style:font-size-asian="12pt" style:font-size-complex="12pt"/>
    </style:style>
    <style:style style:name="P13" style:family="paragraph" style:parent-style-name="Standard" style:list-style-name="L2">
      <style:paragraph-properties fo:text-align="justify" style:justify-single-word="false"/>
      <style:text-properties fo:font-size="12pt" style:font-size-asian="12pt" style:font-size-complex="12pt"/>
    </style:style>
    <style:style style:name="P14" style:family="paragraph" style:parent-style-name="Standard" style:list-style-name="L1">
      <style:paragraph-properties fo:text-align="justify" style:justify-single-word="false"/>
      <style:text-properties fo:font-size="12pt" style:font-size-asian="12pt" style:font-size-complex="12pt"/>
    </style:style>
    <style:style style:name="P15" style:family="paragraph" style:parent-style-name="Standard" style:list-style-name="L3">
      <style:paragraph-properties fo:text-align="justify" style:justify-single-word="false"/>
      <style:text-properties fo:font-size="12pt" style:font-size-asian="12pt" style:font-size-complex="12pt"/>
    </style:style>
    <style:style style:name="P16" style:family="paragraph" style:parent-style-name="Standard">
      <style:paragraph-properties fo:text-align="justify" style:justify-single-word="false"/>
      <style:text-properties fo:font-size="16pt" style:font-size-asian="16pt" style:font-size-complex="16pt"/>
    </style:style>
    <style:style style:name="P17" style:family="paragraph" style:parent-style-name="Standard" style:master-page-name="">
      <style:paragraph-properties fo:margin-left="1.236cm" fo:margin-right="0cm" fo:text-align="justify" style:justify-single-word="false" fo:text-indent="0cm" style:auto-text-indent="false" style:page-number="auto"/>
      <style:text-properties fo:font-size="12pt" style:font-size-asian="12pt" style:font-size-complex="12pt"/>
    </style:style>
    <style:style style:name="P18" style:family="paragraph" style:parent-style-name="Standard">
      <style:paragraph-properties fo:margin-left="1.236cm" fo:margin-right="0cm" fo:text-align="justify" style:justify-single-word="false" fo:text-indent="0cm" style:auto-text-indent="false"/>
      <style:text-properties fo:font-size="12pt" style:font-size-asian="12pt" style:font-size-complex="12pt"/>
    </style:style>
    <style:style style:name="P19" style:family="paragraph" style:parent-style-name="Standard" style:master-page-name="">
      <style:paragraph-properties fo:margin-left="1.496cm" fo:margin-right="0cm" fo:text-align="justify" style:justify-single-word="false" fo:text-indent="0cm" style:auto-text-indent="false" style:page-number="auto"/>
      <style:text-properties fo:font-size="12pt" style:font-size-asian="12pt" style:font-size-complex="12pt"/>
    </style:style>
    <style:style style:name="P20" style:family="paragraph" style:parent-style-name="Standard" style:list-style-name="L1" style:master-page-name="">
      <style:paragraph-properties fo:margin-left="1.496cm" fo:margin-right="0cm" fo:text-align="justify" style:justify-single-word="false" fo:text-indent="0cm" style:auto-text-indent="false" style:page-number="auto"/>
      <style:text-properties fo:font-size="12pt" style:font-size-asian="12pt" style:font-size-complex="12pt"/>
    </style:style>
    <style:style style:name="P21" style:family="paragraph" style:parent-style-name="Standard">
      <style:paragraph-properties fo:margin-left="1.496cm" fo:margin-right="0cm" fo:text-align="justify" style:justify-single-word="false" fo:text-indent="0cm" style:auto-text-indent="false"/>
      <style:text-properties fo:font-size="12pt" style:font-size-asian="12pt" style:font-size-complex="12pt"/>
    </style:style>
    <style:style style:name="P22" style:family="paragraph" style:parent-style-name="Standard" style:list-style-name="L1">
      <style:paragraph-properties fo:margin-left="1.496cm" fo:margin-right="0cm" fo:text-align="justify" style:justify-single-word="false" fo:text-indent="0cm" style:auto-text-indent="false"/>
      <style:text-properties fo:font-size="12pt" style:font-size-asian="12pt" style:font-size-complex="12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06cm" fo:text-indent="-0.635cm" fo:margin-left="2.50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41cm" fo:text-indent="-0.635cm" fo:margin-left="3.14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6cm" fo:text-indent="-0.635cm" fo:margin-left="3.77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11cm" fo:text-indent="-0.635cm" fo:margin-left="4.41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6cm" fo:text-indent="-0.635cm" fo:margin-left="5.04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81cm" fo:text-indent="-0.635cm" fo:margin-left="5.6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6cm" fo:text-indent="-0.635cm" fo:margin-left="6.31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51cm" fo:text-indent="-0.635cm" fo:margin-left="6.95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6cm" fo:text-indent="-0.635cm" fo:margin-left="7.58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21cm" fo:text-indent="-0.635cm" fo:margin-left="8.221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131cm" fo:text-indent="-0.635cm" fo:margin-left="2.13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766cm" fo:text-indent="-0.635cm" fo:margin-left="2.76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401cm" fo:text-indent="-0.635cm" fo:margin-left="3.40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036cm" fo:text-indent="-0.635cm" fo:margin-left="4.03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671cm" fo:text-indent="-0.635cm" fo:margin-left="4.67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306cm" fo:text-indent="-0.635cm" fo:margin-left="5.30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941cm" fo:text-indent="-0.635cm" fo:margin-left="5.94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576cm" fo:text-indent="-0.635cm" fo:margin-left="6.57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211cm" fo:text-indent="-0.635cm" fo:margin-left="7.21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846cm" fo:text-indent="-0.635cm" fo:margin-left="7.84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fo:text-indent="-0.635cm" fo:margin-left="-1.27cm"/>
        </style:list-level-properties>
      </text:list-level-style-bullet>
      <text:list-level-style-bullet text:level="4" text:style-name="Bullet_20_Symbols" text:bullet-char="•">
        <style:list-level-properties text:list-level-position-and-space-mode="label-alignment">
          <style:list-level-label-alignment text:label-followed-by="listtab" fo:text-indent="-0.635cm" fo:margin-left="-0.635cm"/>
        </style:list-level-properties>
      </text:list-level-style-bullet>
      <text:list-level-style-bullet text:level="5" text:style-name="Bullet_20_Symbols" text:bullet-char="◦">
        <style:list-level-properties text:list-level-position-and-space-mode="label-alignment">
          <style:list-level-label-alignment text:label-followed-by="listtab" fo:text-indent="-0.63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766cm" fo:text-indent="-0.635cm" fo:margin-left="2.76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401cm" fo:text-indent="-0.635cm" fo:margin-left="3.40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036cm" fo:text-indent="-0.635cm" fo:margin-left="4.03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671cm" fo:text-indent="-0.635cm" fo:margin-left="4.67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306cm" fo:text-indent="-0.635cm" fo:margin-left="5.30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941cm" fo:text-indent="-0.635cm" fo:margin-left="5.94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576cm" fo:text-indent="-0.635cm" fo:margin-left="6.57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211cm" fo:text-indent="-0.635cm" fo:margin-left="7.21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846cm" fo:text-indent="-0.635cm" fo:margin-left="7.84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481cm" fo:text-indent="-0.635cm" fo:margin-left="8.481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937cm" fo:text-indent="-0.635cm" fo:margin-left="1.93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72cm" fo:text-indent="-0.635cm" fo:margin-left="2.57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07cm" fo:text-indent="-0.635cm" fo:margin-left="3.20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42cm" fo:text-indent="-0.635cm" fo:margin-left="3.84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77cm" fo:text-indent="-0.635cm" fo:margin-left="4.47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12cm" fo:text-indent="-0.635cm" fo:margin-left="5.11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47cm" fo:text-indent="-0.635cm" fo:margin-left="5.74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82cm" fo:text-indent="-0.635cm" fo:margin-left="6.38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017cm" fo:text-indent="-0.635cm" fo:margin-left="7.01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52cm" fo:text-indent="-0.635cm" fo:margin-left="7.652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fo:text-indent="-0.635cm" fo:margin-left="-1.238cm"/>
        </style:list-level-properties>
      </text:list-level-style-bullet>
      <text:list-level-style-bullet text:level="2" text:style-name="Bullet_20_Symbols" text:bullet-char="◦">
        <style:list-level-properties text:list-level-position-and-space-mode="label-alignment">
          <style:list-level-label-alignment text:label-followed-by="listtab" fo:text-indent="-0.635cm" fo:margin-left="-0.60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032cm" fo:text-indent="-0.635cm" fo:margin-left="0.03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0.667cm" fo:text-indent="-0.635cm" fo:margin-left="0.66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302cm" fo:text-indent="-0.635cm" fo:margin-left="1.30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37cm" fo:text-indent="-0.635cm" fo:margin-left="1.93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72cm" fo:text-indent="-0.635cm" fo:margin-left="2.57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07cm" fo:text-indent="-0.635cm" fo:margin-left="3.20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842cm" fo:text-indent="-0.635cm" fo:margin-left="3.84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4.477cm" fo:text-indent="-0.635cm" fo:margin-left="4.477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仕様書</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4">スタッフチーム</text:p>
      <text:p text:style-name="P4"/>
      <text:p text:style-name="P5"><text:tab/><text:tab/>V担当<text:tab/><text:tab/>12-1-037-0049 小坂田　光</text:p>
      <text:p text:style-name="P5"><text:tab/><text:tab/>CCM担当<text:tab/>12-1-037-0026 中才　恵太朗</text:p>
      <text:p text:style-name="P5"><text:tab/><text:tab/>SCM担当 <text:s text:c="2"/><text:tab/>12-1-037-0051 天満　勇介</text:p>
      <text:p text:style-name="P4"/>
      <text:p text:style-name="P4"/>
      <text:p text:style-name="P4">2014年11月26日</text:p>
      <text:p text:style-name="P4"/>
      <text:p text:style-name="P4"/>
      <text:p text:style-name="P4"/>
      <text:p text:style-name="P4"/>
      <text:p text:style-name="P4"><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7"><text:soft-page-break/>イントロダクション</text:p>
      <text:p text:style-name="P6"/>
      <text:p text:style-name="P9">作成者：・・・</text:p>
      <text:p text:style-name="P6"/>
      <text:list xml:id="list3892477631096425517" text:style-name="L1">
        <text:list-item>
          <text:p text:style-name="P11">アプリケーションの目的</text:p>
        </text:list-item>
      </text:list>
      <text:p text:style-name="P17">　現在の研究室配属では、各研究室の詳細な情報が教員側から学生側にのみ依存しているために、学生間での情報の共有及び学生から教員への情報提供が行われていない状況にある。そこで本アプリケーションでは各研究室の様々な情報を学生同士でも共有できることを目的として開発を行う。</text:p>
      <text:p text:style-name="P18">　本アプリケーションの目的は以下のとおりである。</text:p>
      <text:list xml:id="list2104848438378937416" text:style-name="L2">
        <text:list-item>
          <text:p text:style-name="P13">各研究室の情報を学生間の間でも共有できるようにする。</text:p>
        </text:list-item>
        <text:list-item>
          <text:p text:style-name="P13">教員側は、その研究室の生の評価を参照することができる。</text:p>
        </text:list-item>
      </text:list>
      <text:p text:style-name="P9"/>
      <text:list xml:id="list1549081265" text:continue-list="list3892477631096425517" text:style-name="L1">
        <text:list-item>
          <text:p text:style-name="P11">アプリケーションの範囲</text:p>
          <text:p text:style-name="P20">　本アプリケーションは「ラボナビ」呼び、研究室情報共有サービスを提供する。</text:p>
          <text:p text:style-name="P22"><text:s text:c="2"/>情報共有サービスとは、ユーザーからの口コミを収集し相互に情報を共有する場を提供するサービスである。次に挙げるような機能を持っている。</text:p>
        </text:list-item>
      </text:list>
      <text:list xml:id="list4973225711225140588" text:style-name="L3">
        <text:list-item>
          <text:p text:style-name="P15">ユーザーが情報をアップロードできる。</text:p>
        </text:list-item>
        <text:list-item>
          <text:p text:style-name="P15">ユーザーがコメントを残すことができる。</text:p>
        </text:list-item>
        <text:list-item>
          <text:p text:style-name="P15">上記のコメントに対して自他ともにコメントすることができる。</text:p>
        </text:list-item>
        <text:list-item>
          <text:p text:style-name="P15">各ユーザーがメールボックスを所持している。</text:p>
        </text:list-item>
        <text:list-item>
          <text:p text:style-name="P15">上記のメールボックスにおいて様々な情報を送受信することができる。</text:p>
        </text:list-item>
        <text:list-item>
          <text:p text:style-name="P15">各トピックに対して評価・ランク付けすることができる。</text:p>
        </text:list-item>
        <text:list-item>
          <text:p text:style-name="P15">ユーザーのマイページを作成できる。</text:p>
        </text:list-item>
        <text:list-item>
          <text:p text:style-name="P15">ユーザーのフレンド登録をできる。</text:p>
        </text:list-item>
      </text:list>
      <text:p text:style-name="P9"/>
      <text:p text:style-name="P19">本アプリケーションが提供するのは、</text:p>
      <text:p text:style-name="P21"/>
      <text:p text:style-name="P21"/>
      <text:p text:style-name="P9"/>
      <text:list xml:id="list73510384" text:continue-list="list1549081265" text:style-name="L1">
        <text:list-item>
          <text:p text:style-name="P11">アプリケーションの概要</text:p>
          <text:p text:style-name="P14">あ</text:p>
        </text:list-item>
      </text:list>
      <text:p text:style-name="P9"/>
      <text:list xml:id="list1442352620" text:continue-numbering="true" text:style-name="L1">
        <text:list-item>
          <text:p text:style-name="P11">アプリケーションの条件</text:p>
          <text:p text:style-name="P14">あ</text:p>
        </text:list-item>
      </text:list>
      <text:p text:style-name="P6"/>
      <text:p text:style-name="P6"/>
      <text:p text:style-name="P6"/>
      <text:p text:style-name="P6"/>
      <text:p text:style-name="P2"/>
      <text:p text:style-name="P8">ユースケース図とユースケース記述</text:p>
      <text:p text:style-name="P8"/>
      <text:p text:style-name="P10">作成者：・・・</text:p>
      <text:p text:style-name="P2"/>
      <text:p text:style-name="P2"/>
      <text:p text:style-name="P2">12/6 15：30〜　業界研究会を実施</text:p>
      <text:p text:style-name="P2">「日本IBM」「日本Microsof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MS PMincho1" svg:font-family="'MS PMincho'" style:font-pitch="variable"/>
    <style:font-face style:name="Times New Roman" svg:font-family="'Times New Roman'" style:font-family-generic="roman" style:font-pitch="variable"/>
    <style:font-face style:name="Arial" svg:font-family="Arial" style:font-family-generic="swiss" style:font-pitch="variable"/>
    <style:font-face style:name="MS Gothic" svg:font-family="'MS Gothic'" style:font-family-generic="swiss" style:font-pitch="variable"/>
    <style:font-face style:name="Lucida Sans" svg:font-family="'Lucida Sans'" style:font-family-generic="system" style:font-pitch="variable"/>
    <style:font-face style:name="MS PGothic" svg:font-family="'MS PGothic'" style:font-family-generic="system" style:font-pitch="variable"/>
    <style:font-face style:name="MS PMincho" svg:font-family="'MS PMincho'"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MS PMincho" style:font-size-asian="12pt" style:language-asian="ja" style:country-asian="JP"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PGothic"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4-11-26T13:59:19</meta:creation-date>
    <dc:date>2014-11-26T15:46:47</dc:date>
    <meta:editing-duration>PT1H32M59S</meta:editing-duration>
    <meta:editing-cycles>170</meta:editing-cycles>
    <meta:generator>OpenOffice/4.1.1$Unix OpenOffice.org_project/411m6$Build-9775</meta:generator>
    <meta:document-statistic meta:table-count="0" meta:image-count="0" meta:object-count="0" meta:page-count="3" meta:paragraph-count="33" meta:word-count="667" meta:character-count="757"/>
  </office:meta>
</office:document-meta>
</file>